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36.00pt" fo:text-indent="0.00p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mo ejemplo usuarios</text:span></text:p>
      <text:p text:style-name="P1"><text:span text:style-name="T2">Proyecto de ejemplo de la gestión API REST (CRUD) de usuarios. </text:span></text:p>
      <text:p text:style-name="P1"><text:span text:style-name="T2">Para la realización de la demo se ha utilizado:</text:span></text:p>
      <text:p text:style-name="P1"><text:span text:style-name="T2"><text:tab/>Eclipse Oxygen por el conocimiento de la herramienta y de sus plugins</text:span></text:p>
      <text:p text:style-name="P1"><text:span text:style-name="T2"><text:tab/>MySql Server Base de datos</text:span></text:p>
      <text:p text:style-name="P1"><text:span text:style-name="T2"><text:tab/>Maven para la construcción del proyecto</text:span></text:p>
      <text:p text:style-name="P1"><text:span text:style-name="T2"><text:tab/>GIT para tener un repositorio y un control de cambios</text:span></text:p>
      <text:p text:style-name="P2"><text:span text:style-name="T2">Spring:boot para facilitar los despliegues</text:span></text:p>
      <text:p text:style-name="P2"><text:span text:style-name="T2">Spring:data para facilitar el acceso a datos</text:span></text:p>
      <text:p text:style-name="P2"><text:span text:style-name="T2">Swagger para generar la documentación</text:span></text:p>
      <text:p text:style-name="P2"><text:span text:style-name="T2">Adicionalmente en otra versión, se entregará con:</text:span></text:p>
      <text:p text:style-name="P2"><text:span text:style-name="T2">Spring Security OAuth: Aplicará la seguridad a la aplicación</text:span></text:p>
      <text:p text:style-name="P2"><text:span text:style-name="T2">Spring Test: Realizará los test de integración </text:span></text:p>
      <text:p text:style-name="P3"><text:span text:style-name="T3">Repositorio del código</text:span></text:p>
      <text:p text:style-name="P3"><text:a xlink:href="https://github.com/cergardi/demos"><text:span text:style-name="T4">https://github.com/cergardi/demos</text:span></text:a><text:span text:style-name="T5"/></text:p>
      <text:p text:style-name="P3"><text:span text:style-name="T5"/></text:p>
      <text:p text:style-name="P3"><text:span text:style-name="T6">Ejemplo peticiones</text:span></text:p>
      <text:p text:style-name="P3"><text:span text:style-name="T7"><text:tab/>Autenticación como administrador:</text:span></text:p>
      <text:p text:style-name="P3"><text:span text:style-name="T7">$ curl testjwtclientid:XY7kmzoNzl100@localhost:8080/oauth/token -d grant_type=password -d username=admin.admin -d password=jwtpass</text:span></text:p>
      <text:p text:style-name="P4"><text:span text:style-name="T7"><text:tab/>Autenticación como usuario:</text:span></text:p>
      <text:p text:style-name="P4"><text:span text:style-name="T7">$ curl testjwtclientid:XY7kmzoNzl100@localhost:8080/oauth/token -d grant_type=password -d username=usuario.ricoh -d password=jwtpass</text:span><text:span text:style-name="T8"/></text:p>
      <text:p text:style-name="P5"><text:span text:style-name="T9"><text:tab/>Obtener usuario:</text:span></text:p>
      <text:p text:style-name="P5"><text:span text:style-name="T10">$<text:s/></text:span><text:span text:style-name="T11">curl<text:s/></text:span><text:a xlink:href="http://localhost:8080/DemoApplication/api/user/1"><text:span text:style-name="T12">http://localhost:8080/DemoApplication/api/user/1</text:span></text:a><text:span text:style-name="T13"/></text:p>
      <text:p text:style-name="P6"><text:span text:style-name="T14">Crear Usuario:</text:span></text:p>
      <text:p text:style-name="P7"><text:span text:style-name="T15">$<text:s/></text:span><text:span text:style-name="T16">curl -i -X POST -H "Content-Type:application/json" -d "{\"id\" : \"4\", \"nombre\": \"Usuario creado\"\", \"apellidos\": \"Peticion Post\"}"<text:s/></text:span><text:a xlink:href="http://localhost:8080/DemoApplication/api/user/"><text:span text:style-name="T17">http://localhost:8080/DemoApplication/api/user/</text:span></text:a><text:span text:style-name="T18"/></text:p>
      <text:p text:style-name="P7"><text:span text:style-name="T19"><text:tab/>Listar todos los usuarios:</text:span></text:p>
      <text:p text:style-name="P7"><text:span text:style-name="T20">$<text:s/></text:span><text:span text:style-name="T21">curl<text:s/></text:span><text:a xlink:href="http://localhost:8080/DemoApplication/api/user/"><text:span text:style-name="T22">http://localhost:8080/DemoApplication/api/user/</text:span></text:a><text:span text:style-name="T23"/></text:p>
      <text:p text:style-name="P7"><text:span text:style-name="T23"/></text:p>
      <text:p text:style-name="P7"><text:span text:style-name="T24">Documentación Asociada</text:span></text:p>
      <text:p text:style-name="P7"><text:a xlink:href="https://docs.spring.io/spring-boot/docs/current/api/"><text:span text:style-name="T25">https://docs.spring.io/spring-boot/docs/current/api/</text:span></text:a><text:span text:style-name="T26"/></text:p>
      <text:p text:style-name="P7"><text:a xlink:href="https://swagger.io/docs/specification/about/"><text:span text:style-name="T27">https://swagger.io/docs/specification/about/</text:span></text:a><text:span text:style-name="T28"/></text:p>
      <text:p text:style-name="P7"><text:a xlink:href="https://docs.spring.io/spring-data/data-jpa/docs/current/api/"><text:span text:style-name="T29">https://docs.spring.io/spring-data/data-jpa/docs/current/api/</text:span></text:a><text:span text:style-name="T30"/></text:p>
      <text:p text:style-name="P7"><text:a xlink:href="https://maven.apache.org/developers/mojo-api-specification.html"><text:span text:style-name="T31">https://maven.apache.org/developers/mojo-api-specification.html</text:span></text:a><text:span text:style-name="T32"/></text:p>
      <text:p text:style-name="P7"><text:a xlink:href="http://help.eclipse.org/oxygen/index.jsp"><text:span text:style-name="T33">http://help.eclipse.org/oxygen/index.jsp</text:span></text:a><text:span text:style-name="T34"/></text:p>
      <text:p text:style-name="P7"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